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0b48b" officeooo:paragraph-rsid="0010b48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0b48b" officeooo:paragraph-rsid="0010b48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10b48b" officeooo:paragraph-rsid="0010b48b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30a70" officeooo:paragraph-rsid="00130a7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65139" officeooo:paragraph-rsid="0016513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7f5bd" officeooo:paragraph-rsid="0017f5b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7f5bd" officeooo:paragraph-rsid="001c2ae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18fd2e" officeooo:paragraph-rsid="0018fd2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1d9a5e" officeooo:paragraph-rsid="001d9a5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e42a3" officeooo:paragraph-rsid="001e42a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816fd" officeooo:paragraph-rsid="001816f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0b48b" officeooo:paragraph-rsid="0010b48b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0b48b" officeooo:paragraph-rsid="0010b48b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2362a" officeooo:paragraph-rsid="0012362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30a70" officeooo:paragraph-rsid="00130a7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65139" officeooo:paragraph-rsid="0016513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a96d2" officeooo:paragraph-rsid="001a96d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7f5bd" officeooo:paragraph-rsid="0017f5b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7f5bd" officeooo:paragraph-rsid="0017f5b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7f5bd" officeooo:paragraph-rsid="0017f5bd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7f5bd" officeooo:paragraph-rsid="0017f5b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7f5bd" officeooo:paragraph-rsid="0017f5b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7f5bd" officeooo:paragraph-rsid="0017f5b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7f5bd" officeooo:paragraph-rsid="0017f5bd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816fd" officeooo:paragraph-rsid="001816f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8fd2e" officeooo:paragraph-rsid="0018fd2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18fd2e" officeooo:paragraph-rsid="0018fd2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1d9a5e" officeooo:paragraph-rsid="001d9a5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1e42a3" officeooo:paragraph-rsid="001e42a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1e42a3" officeooo:paragraph-rsid="001e42a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1e42a3" officeooo:paragraph-rsid="001e42a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7">
      <style:paragraph-properties fo:text-align="start" style:justify-single-word="false"/>
      <style:text-properties fo:font-size="12pt" fo:font-style="normal" fo:font-weight="normal" officeooo:rsid="001e42a3" officeooo:paragraph-rsid="001e42a3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fe48f" officeooo:paragraph-rsid="001fe48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1fe48f" officeooo:paragraph-rsid="001fe48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bold" officeooo:rsid="0017f5bd" officeooo:paragraph-rsid="0017f5bd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bold" officeooo:rsid="0017f5bd" officeooo:paragraph-rsid="001c2aef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bold" officeooo:rsid="001e42a3" officeooo:paragraph-rsid="001e42a3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bold" officeooo:rsid="001fe48f" officeooo:paragraph-rsid="001fe48f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2362a" officeooo:paragraph-rsid="0012362a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officeooo:paragraph-rsid="0017f5bd"/>
    </style:style>
    <style:style style:name="P41" style:family="paragraph" style:parent-style-name="Standard" style:list-style-name="L14">
      <style:paragraph-properties fo:text-align="start" style:justify-single-word="false"/>
      <style:text-properties officeooo:paragraph-rsid="001e42a3"/>
    </style:style>
    <style:style style:name="P42" style:family="paragraph" style:parent-style-name="Standard" style:list-style-name="L19">
      <style:paragraph-properties fo:text-align="start" style:justify-single-word="false"/>
      <style:text-properties officeooo:paragraph-rsid="0024bf1d"/>
    </style:style>
    <style:style style:name="P43" style:family="paragraph" style:parent-style-name="Standard" style:list-style-name="L9">
      <style:paragraph-properties fo:text-align="start" style:justify-single-word="false"/>
      <style:text-properties officeooo:rsid="0017f5bd" officeooo:paragraph-rsid="0017f5bd"/>
    </style:style>
    <style:style style:name="P44" style:family="paragraph" style:parent-style-name="Standard" style:list-style-name="L10">
      <style:paragraph-properties fo:text-align="start" style:justify-single-word="false"/>
      <style:text-properties fo:font-weight="normal" officeooo:rsid="0018fd2e" officeooo:paragraph-rsid="0018fd2e" style:font-weight-asian="normal" style:font-weight-complex="normal"/>
    </style:style>
    <style:style style:name="P45" style:family="paragraph" style:parent-style-name="Standard" style:list-style-name="L18">
      <style:paragraph-properties fo:text-align="start" style:justify-single-word="false"/>
      <style:text-properties fo:font-weight="normal" officeooo:rsid="001fe48f" officeooo:paragraph-rsid="001fe48f" style:font-weight-asian="normal" style:font-weight-complex="normal"/>
    </style:style>
    <style:style style:name="P46" style:family="paragraph" style:parent-style-name="Standard" style:list-style-name="L10">
      <style:paragraph-properties fo:text-align="start" style:justify-single-word="false"/>
      <style:text-properties fo:font-style="normal" fo:font-weight="normal" officeooo:rsid="0018fd2e" officeooo:paragraph-rsid="0018fd2e" style:font-style-asian="normal" style:font-weight-asian="normal" style:font-style-complex="normal" style:font-weight-complex="normal"/>
    </style:style>
    <style:style style:name="P47" style:family="paragraph" style:parent-style-name="Standard" style:list-style-name="L11">
      <style:paragraph-properties fo:text-align="start" style:justify-single-word="false"/>
      <style:text-properties fo:font-style="normal" fo:font-weight="normal" officeooo:rsid="0018fd2e" officeooo:paragraph-rsid="0018fd2e" style:font-style-asian="normal" style:font-weight-asian="normal" style:font-style-complex="normal" style:font-weight-complex="normal"/>
    </style:style>
    <style:style style:name="P48" style:family="paragraph" style:parent-style-name="Standard" style:list-style-name="L12">
      <style:paragraph-properties fo:text-align="start" style:justify-single-word="false"/>
      <style:text-properties fo:font-style="normal" fo:font-weight="normal" officeooo:rsid="001d9a5e" officeooo:paragraph-rsid="001d9a5e" style:font-style-asian="normal" style:font-weight-asian="normal" style:font-style-complex="normal" style:font-weight-complex="normal"/>
    </style:style>
    <style:style style:name="P49" style:family="paragraph" style:parent-style-name="Standard" style:list-style-name="L13">
      <style:paragraph-properties fo:text-align="start" style:justify-single-word="false"/>
      <style:text-properties fo:font-style="normal" fo:font-weight="normal" officeooo:rsid="001e42a3" officeooo:paragraph-rsid="001e42a3" style:font-style-asian="normal" style:font-weight-asian="normal" style:font-style-complex="normal" style:font-weight-complex="normal"/>
    </style:style>
    <style:style style:name="P50" style:family="paragraph" style:parent-style-name="Standard" style:list-style-name="L15">
      <style:paragraph-properties fo:text-align="start" style:justify-single-word="false"/>
      <style:text-properties fo:font-style="normal" fo:font-weight="normal" officeooo:rsid="001e42a3" officeooo:paragraph-rsid="001e42a3" style:font-style-asian="normal" style:font-weight-asian="normal" style:font-style-complex="normal" style:font-weight-complex="normal"/>
    </style:style>
    <style:style style:name="P51" style:family="paragraph" style:parent-style-name="Standard" style:list-style-name="L16">
      <style:paragraph-properties fo:text-align="start" style:justify-single-word="false"/>
      <style:text-properties fo:font-style="normal" fo:font-weight="normal" officeooo:rsid="001e42a3" officeooo:paragraph-rsid="001e42a3" style:font-style-asian="normal" style:font-weight-asian="normal" style:font-style-complex="normal" style:font-weight-complex="normal"/>
    </style:style>
    <style:style style:name="P52" style:family="paragraph" style:parent-style-name="Standard" style:list-style-name="L18">
      <style:paragraph-properties fo:text-align="start" style:justify-single-word="false"/>
      <style:text-properties fo:font-style="italic" fo:font-weight="normal" officeooo:rsid="001fe48f" officeooo:paragraph-rsid="001fe48f" style:font-style-asian="italic" style:font-weight-asian="normal" style:font-style-complex="italic" style:font-weight-complex="normal"/>
    </style:style>
    <style:style style:name="P53" style:family="paragraph" style:parent-style-name="Standard" style:list-style-name="L18">
      <style:paragraph-properties fo:text-align="start" style:justify-single-word="false"/>
      <style:text-properties fo:font-style="italic" fo:font-weight="normal" officeooo:rsid="0021ec15" officeooo:paragraph-rsid="0021ec15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italic" fo:font-weight="normal" officeooo:rsid="0021ec15" officeooo:paragraph-rsid="0021ec15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style="normal" fo:font-weight="bold" officeooo:rsid="0010b48b" officeooo:paragraph-rsid="0010b48b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4pt" fo:font-style="normal" fo:font-weight="bold" officeooo:rsid="00150c73" officeooo:paragraph-rsid="00150c73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4pt" fo:font-style="italic" fo:font-weight="bold" officeooo:rsid="0024bf1d" officeooo:paragraph-rsid="0024bf1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f5bd" style:font-weight-asian="bold" style:font-weight-complex="bold"/>
    </style:style>
    <style:style style:name="T4" style:family="text">
      <style:text-properties fo:font-weight="bold" officeooo:rsid="001c2aef" style:font-weight-asian="bold" style:font-weight-complex="bold"/>
    </style:style>
    <style:style style:name="T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7f5bd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1816fd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e42a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fo:font-weight="bold" officeooo:rsid="001e42a3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fo:font-weight="bold" officeooo:rsid="0024bf1d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style:font-size-asian="10.5pt" style:font-style-asian="normal" style:font-size-complex="12pt" style:font-style-complex="normal"/>
    </style:style>
    <style:style style:name="T13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fo:font-weight="normal" officeooo:rsid="0017f5bd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font-size-asian="10.5pt" style:font-style-asian="italic" style:font-size-complex="12pt" style:font-style-complex="italic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fo:font-size="12pt" fo:font-weight="bold" style:font-size-asian="10.5pt" style:font-weight-asian="bold" style:font-size-complex="12pt" style:font-weight-complex="bold"/>
    </style:style>
    <style:style style:name="T1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Strings</text:p>
      <text:p text:style-name="P2"/>
      <text:p text:style-name="P2">Escaping characters in a string</text:p>
      <text:list xml:id="list2105781134" text:style-name="L1">
        <text:list-item>
          <text:p text:style-name="P12">Escaping characters is to make the character recognized as text and not code.</text:p>
        </text:list-item>
        <text:list-item>
          <text:p text:style-name="P12">In javascript, this is done by putting a backslash before the character.</text:p>
          <text:list>
            <text:list-item>
              <text:p text:style-name="P12">ex. <text:span text:style-name="T1">let string = 'I\'ve escaped the single quote in this string';</text:span></text:p>
            </text:list-item>
          </text:list>
        </text:list-item>
      </text:list>
      <text:p text:style-name="P3"/>
      <text:p text:style-name="P55">Template literals (backticks)</text:p>
      <text:list xml:id="list2898781179" text:style-name="L2">
        <text:list-item>
          <text:p text:style-name="P13">Template literals (template strings) is a newer type of syntax that provides more flexible strings.</text:p>
        </text:list-item>
        <text:list-item>
          <text:p text:style-name="P13">This type of strings can include variables by including ${variable} in the string.</text:p>
          <text:list>
            <text:list-item>
              <text:p text:style-name="P14">Concatenating strings that has expressions can be simplified like:</text:p>
              <text:list>
                <text:list-item>
                  <text:p text:style-name="P14">non-simplified: </text:p>
                  <text:list>
                    <text:list-item>
                      <text:p text:style-name="P14">ex. <text:span text:style-name="T1">let output = 'I <text:s/>like the song " ' + song + '". I gave it a score of ' + (score) + '.';</text:span></text:p>
                    </text:list-item>
                  </text:list>
                </text:list-item>
                <text:list-item>
                  <text:p text:style-name="P14">simplified:</text:p>
                  <text:list>
                    <text:list-item>
                      <text:p text:style-name="P14">ex. <text:span text:style-name="T1">let output = `I like the song "${song}". I gave it a score of ${score}.`;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Normally, splitting a string over mulitple lines requires a <text:span text:style-name="T1">&lt; /n &gt;.</text:span></text:p>
          <text:list>
            <text:list-item>
              <text:p text:style-name="P14">Template literals respects line breaks in the source code so newline characters are no longer needed.</text:p>
            </text:list-item>
            <text:list-item>
              <text:p text:style-name="P14">ex. <text:span text:style-name="T1">output = `This is on the first line.<text:tab/><text:tab/><text:tab/> <text:s text:c="3"/></text:span></text:p>
            </text:list-item>
          </text:list>
          <text:p text:style-name="P39"><text:s/><text:tab/><text:tab/> <text:s text:c="3"/>This is on the second line.`;</text:p>
        </text:list-item>
        <text:list-item>
          <text:p text:style-name="P15">Template literals are recommended as its supported by most modern browsers (except internet explorer).</text:p>
        </text:list-item>
      </text:list>
      <text:p text:style-name="P4"/>
      <text:p text:style-name="P56">Javascript String Methods</text:p>
      <text:list xml:id="list1566525819" text:style-name="L3">
        <text:list-item>
          <text:p text:style-name="P16">In javascript, methods and properties are available to primitive values, because Javascript treats primitive values as objects when executing methods and properties.</text:p>
        </text:list-item>
        <text:list-item>
          <text:p text:style-name="P17">All string methods returns a new string and does not modify the original string.</text:p>
          <text:list>
            <text:list-item>
              <text:p text:style-name="P17">Strings are immutable: strings cannot be changed, only replaced.</text:p>
            </text:list-item>
          </text:list>
        </text:list-item>
      </text:list>
      <text:p text:style-name="P5"/>
      <text:p text:style-name="P5"><text:tab/><text:span text:style-name="T3">String Length</text:span></text:p>
      <text:list xml:id="list1555659345" text:style-name="L4">
        <text:list-item>
          <text:p text:style-name="P18">The <text:span text:style-name="T1">length</text:span> property returns the length of a string.</text:p>
          <text:list>
            <text:list-item>
              <text:p text:style-name="P18">ex. <text:span text:style-name="T1">let string = 'abcde'; | alert (string.length); | </text:span>returns 5;</text:p>
              <text:p text:style-name="P18"/>
            </text:list-item>
          </text:list>
        </text:list-item>
      </text:list>
      <text:p text:style-name="P6"><text:tab/><text:span text:style-name="T2">Extracting String Parts</text:span></text:p>
      <text:list xml:id="list3572893611" text:style-name="L5">
        <text:list-item>
          <text:p text:style-name="P19">There are three methods when extracting a part of a string</text:p>
        </text:list-item>
      </text:list>
      <text:p text:style-name="P6"/>
      <text:p text:style-name="P6"><text:tab/><text:tab/><text:span text:style-name="T2">slice() method</text:span></text:p>
      <text:list xml:id="list299288469" text:style-name="L6">
        <text:list-item>
          <text:p text:style-name="P20">slice() extracts a part of a string and returns the extracted part in a new string. This method takes two parameters: the start position and the end position.</text:p>
          <text:list>
            <text:list-item>
              <text:p text:style-name="P20">ex. <text:span text:style-name="T1">let string = 'I like apples.' | str.slice(7, 12); | </text:span>returns apples</text:p>
            </text:list-item>
          </text:list>
        </text:list-item>
        <text:list-item>
          <text:p text:style-name="P20">Omitting the second parameter will cut the rest of the string.</text:p>
        </text:list-item>
        <text:list-item>
          <text:p text:style-name="P20">Using a negative starting position will begin at the end of the string.</text:p>
          <text:p text:style-name="P20"/>
        </text:list-item>
      </text:list>
      <text:p text:style-name="P35"><text:tab/><text:tab/>substring() method</text:p>
      <text:list xml:id="list2400866208" text:style-name="L7">
        <text:list-item>
          <text:p text:style-name="P21">substring() is similar to slice(). The <text:span text:style-name="T2">difference</text:span> is that substring() cannot accept negative indexes.</text:p>
          <text:p text:style-name="P21"/>
        </text:list-item>
      </text:list>
      <text:p text:style-name="P36"><text:tab/><text:tab/></text:p>
      <text:p text:style-name="P7"><text:soft-page-break/><text:span text:style-name="T4"><text:tab/><text:tab/></text:span><text:span text:style-name="T2">substr() method</text:span></text:p>
      <text:list xml:id="list2074067901" text:style-name="L8">
        <text:list-item>
          <text:p text:style-name="P22">substr() is similar to slice(). The <text:span text:style-name="T2">difference</text:span> is that the second parameter specifies the <text:span text:style-name="T2">length</text:span> of the extracted part.</text:p>
        </text:list-item>
        <text:list-item>
          <text:p text:style-name="P22">Omitting the second parameter will extract the rest of the string.</text:p>
        </text:list-item>
      </text:list>
      <text:p text:style-name="P6"/>
      <text:p text:style-name="P6"><text:tab/><text:span text:style-name="T2">Replacing String Content</text:span></text:p>
      <text:list xml:id="list3690120738" text:style-name="L9">
        <text:list-item>
          <text:p text:style-name="P23">The <text:span text:style-name="T1">replace()</text:span> method replaces a specified value with another value in a string.</text:p>
          <text:list>
            <text:list-item>
              <text:p text:style-name="P23">ex. <text:span text:style-name="T1">let string = "hello world!"; | string.replace('world', 'people'); | </text:span>returns: hello people!</text:p>
            </text:list-item>
          </text:list>
        </text:list-item>
        <text:list-item>
          <text:p text:style-name="P23">By default, replace() only <text:span text:style-name="T2">replaces the first</text:span> match.</text:p>
          <text:list>
            <text:list-item>
              <text:p text:style-name="P25">To replace <text:span text:style-name="T2">all matches</text:span>, use a regular expression with a /g flag (global match)</text:p>
            </text:list-item>
            <text:list-item>
              <text:p text:style-name="P25">ex. <text:span text:style-name="T1">let string = "Microsoft sucks Microsoft!"; | string.replace(/MICROSOFT/g, "Apple"); | </text:span>result: Apple sucks Apple!</text:p>
            </text:list-item>
          </text:list>
        </text:list-item>
        <text:list-item>
          <text:p text:style-name="P23">By default, replace() is case sensitive. </text:p>
          <text:list>
            <text:list-item>
              <text:p text:style-name="P40"><text:span text:style-name="T6">To change to case insensitive, use a regular expression with the </text:span><text:span text:style-name="T14">/i</text:span><text:span text:style-name="T6"> flag</text:span><text:span text:style-name="T7"> (insensitive)</text:span><text:span text:style-name="T6">.</text:span></text:p>
            </text:list-item>
            <text:list-item>
              <text:p text:style-name="P43"><text:span text:style-name="T5">ex. </text:span><text:span text:style-name="T13">let string = "MicroSoft! wow!"; | string.replace(/MICROSOFT/i, 'Apple'); | </text:span><text:span text:style-name="T5">returns: Apple! wow!</text:span></text:p>
            </text:list-item>
          </text:list>
        </text:list-item>
      </text:list>
      <text:p text:style-name="P6"/>
      <text:p text:style-name="P11"><text:span text:style-name="T5"><text:tab/></text:span><text:span text:style-name="T9">Converting to Upper and Lower Case</text:span></text:p>
      <text:list xml:id="list2315526472" text:style-name="L10">
        <text:list-item>
          <text:p text:style-name="P44"><text:span text:style-name="T12">A string is converted to upper case with </text:span><text:span text:style-name="T15">toUpperCase();</text:span></text:p>
        </text:list-item>
        <text:list-item>
          <text:p text:style-name="P46"><text:span text:style-name="T16">A string is converted to lower case with </text:span><text:span text:style-name="T15">toLowerCase();</text:span></text:p>
        </text:list-item>
      </text:list>
      <text:p text:style-name="P26"/>
      <text:p text:style-name="P8"><text:span text:style-name="T16"><text:tab/></text:span><text:span text:style-name="T17">concat() Method</text:span></text:p>
      <text:list xml:id="list1507271315" text:style-name="L11">
        <text:list-item>
          <text:p text:style-name="P27">concat() joins two or more strings.</text:p>
        </text:list-item>
        <text:list-item>
          <text:p text:style-name="P27">concat() can be used instead of the plus operator and performs the same action.</text:p>
          <text:list>
            <text:list-item>
              <text:p text:style-name="P47"><text:span text:style-name="T16">ex. </text:span><text:span text:style-name="T15">text = "hello" + " " + "world" | </text:span><text:span text:style-name="T16">result: hello world</text:span></text:p>
            </text:list-item>
          </text:list>
        </text:list-item>
      </text:list>
      <text:p text:style-name="P8"><text:span text:style-name="T16"><text:tab/><text:tab/><text:tab/></text:span><text:span text:style-name="T15">text = "hello".concat(" ", "world"); | </text:span><text:span text:style-name="T16">result: hello world;</text:span></text:p>
      <text:p text:style-name="P26"/>
      <text:p text:style-name="P9"><text:span text:style-name="T16"><text:tab/></text:span><text:span text:style-name="T17">String.trim()</text:span></text:p>
      <text:list xml:id="list2728226151" text:style-name="L12">
        <text:list-item>
          <text:p text:style-name="P28">The trim() method removes whitespace from both sides of a string.</text:p>
          <text:list>
            <text:list-item>
              <text:p text:style-name="P48"><text:span text:style-name="T16">ex. </text:span><text:span text:style-name="T15">let string = ' A string with whitespace. <text:s text:c="3"/>' | alert (string.trim()); | </text:span><text:span text:style-name="T16">result: 'A string with white space.'</text:span></text:p>
              <text:p text:style-name="P28"/>
            </text:list-item>
          </text:list>
        </text:list-item>
      </text:list>
      <text:p text:style-name="P10"><text:span text:style-name="T16"><text:tab/></text:span><text:span text:style-name="T17">Javascript String Padding</text:span></text:p>
      <text:list xml:id="list3633634743" text:style-name="L13">
        <text:list-item>
          <text:p text:style-name="P49"><text:span text:style-name="T16">There are two String methods: </text:span><text:span text:style-name="T15">padStart</text:span><text:span text:style-name="T16"> and </text:span><text:span text:style-name="T15">padEnd</text:span><text:span text:style-name="T16"> to support padding at the beginning and the end of a string.</text:span></text:p>
          <text:list>
            <text:list-item>
              <text:p text:style-name="P49"><text:span text:style-name="T16">padStart ex. </text:span><text:span text:style-name="T15">let text = "5"; | text.padStart(4, 0); |</text:span><text:span text:style-name="T16"> result: 0005</text:span></text:p>
            </text:list-item>
            <text:list-item>
              <text:p text:style-name="P49"><text:span text:style-name="T16">padEnd ex. </text:span><text:span text:style-name="T15">let text = "5"; | text.padEnd(4, 0); | </text:span><text:span text:style-name="T16">result: 5000;</text:span></text:p>
            </text:list-item>
          </text:list>
        </text:list-item>
      </text:list>
      <text:p text:style-name="P29"/>
      <text:p text:style-name="P10"><text:span text:style-name="T16"><text:tab/></text:span><text:span text:style-name="T17">Extracting String Characters</text:span></text:p>
      <text:list xml:id="list1936400249" text:style-name="L14">
        <text:list-item>
          <text:p text:style-name="P41"><text:span text:style-name="T8">There are </text:span><text:span text:style-name="T10">three</text:span><text:span text:style-name="T8"> methods for extracting string characters:</text:span></text:p>
        </text:list-item>
      </text:list>
      <text:p text:style-name="P37"/>
      <text:p text:style-name="P37"><text:tab/><text:tab/>charAt(position)</text:p>
      <text:list xml:id="list3267198434" text:style-name="L15">
        <text:list-item>
          <text:p text:style-name="P30">The charAt() returns the character at a specified index (position) in a string.</text:p>
          <text:list>
            <text:list-item>
              <text:p text:style-name="P50"><text:span text:style-name="T16">ex. </text:span><text:span text:style-name="T15">let string = "abcde"; | string.charAt(4); | </text:span><text:span text:style-name="T16">result: d</text:span></text:p>
            </text:list-item>
          </text:list>
        </text:list-item>
      </text:list>
      <text:p text:style-name="P29"/>
      <text:p text:style-name="P37"><text:tab/><text:tab/>charCodeAt(position)</text:p>
      <text:list xml:id="list4277820780" text:style-name="L16">
        <text:list-item>
          <text:p text:style-name="P31">The charCodeAt() returns the unicode of the character at a specified index (position) in a string.</text:p>
          <text:list>
            <text:list-item>
              <text:p text:style-name="P51"><text:soft-page-break/><text:span text:style-name="T16">ex. </text:span><text:span text:style-name="T15">let string = "HELLO WORLD"; | </text:span><text:span text:style-name="T16">result: 72</text:span></text:p>
              <text:p text:style-name="P31"/>
            </text:list-item>
          </text:list>
        </text:list-item>
      </text:list>
      <text:p text:style-name="P37"><text:tab/><text:tab/>Property access []</text:p>
      <text:list xml:id="list1812989744" text:style-name="L17">
        <text:list-item>
          <text:p text:style-name="P32">&lt;string name&gt;[] allows property access to a string.</text:p>
        </text:list-item>
        <text:list-item>
          <text:p text:style-name="P32">Property access may be unpredictable.</text:p>
          <text:list>
            <text:list-item>
              <text:p text:style-name="P32">The string may look like an array, but is not.</text:p>
            </text:list-item>
            <text:list-item>
              <text:p text:style-name="P32">If no character is found, [] returns undefined, while charAt() returns an empty string.</text:p>
            </text:list-item>
            <text:list-item>
              <text:p text:style-name="P32">It is read only. str[0] = "A" gives no error, but does not work.</text:p>
            </text:list-item>
          </text:list>
        </text:list-item>
      </text:list>
      <text:p text:style-name="P29"/>
      <text:p text:style-name="P33"><text:tab/></text:p>
      <text:p text:style-name="P38"><text:tab/>Converting a String to an Array</text:p>
      <text:list xml:id="list3387546483" text:style-name="L18">
        <text:list-item>
          <text:p text:style-name="P34">A string can be converted to an array with the split() method:</text:p>
          <text:list>
            <text:list-item>
              <text:p text:style-name="P45"><text:span text:style-name="T12">ex. </text:span><text:span text:style-name="T15">text.split(","); | </text:span><text:span text:style-name="T12">splits on commas</text:span></text:p>
              <text:list>
                <text:list-header>
                  <text:p text:style-name="P52"><text:span text:style-name="T16">text.split(" "); | </text:span><text:span text:style-name="T12">splits on spaces</text:span></text:p>
                  <text:p text:style-name="P52"><text:span text:style-name="T16">text.split (" | "); | </text:span><text:span text:style-name="T12">splits on pipes</text:span></text:p>
                  <text:p text:style-name="P53"><text:span text:style-name="T16">text.split("");</text:span><text:span text:style-name="T12"> | splits on every character</text:span></text:p>
                </text:list-header>
              </text:list>
            </text:list-item>
          </text:list>
        </text:list-item>
      </text:list>
      <text:p text:style-name="P54"><text:span text:style-name="T12"/></text:p>
      <text:p text:style-name="P57"><text:span text:style-name="T18">Full list of String References</text:span></text:p>
      <text:list xml:id="list423606147" text:style-name="L19">
        <text:list-item>
          <text:p text:style-name="P42"><text:a xlink:type="simple" xlink:href="https://www.w3schools.com/jsref/jsref_obj_string.asp" text:style-name="Internet_20_link" text:visited-style-name="Visited_20_Internet_20_Link"><text:span text:style-name="T11">List of String References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90" meta:word-count="864" meta:character-count="4934" meta:non-whitespace-character-count="4173"/>
  </office:meta>
</office:document-meta>
</file>